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00000036096DE1468.png"/>
  <manifest:file-entry manifest:media-type="image/jpeg" manifest:full-path="Pictures/10000000000004000000030047F5A3E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1" draw:layer="layout" svg:width="24.567cm" svg:height="18.425cm" svg:x="1.083cm" svg:y="1.1cm">
          <draw:image xlink:href="Pictures/10000000000004800000036096DE1468.png" xlink:type="simple" xlink:show="embed" xlink:actuate="onLoad">
            <text:p/>
          </draw:image>
        </draw:frame>
      </draw:page>
      <draw:page draw:name="page2" draw:style-name="dp1" draw:master-page-name="Обычный">
        <office:forms form:automatic-focus="false" form:apply-design-mode="false"/>
        <draw:frame draw:style-name="gr1" draw:text-style-name="P1" draw:layer="layout" svg:width="25.332cm" svg:height="18.999cm" svg:x="1.55cm" svg:y="0.914cm">
          <draw:image xlink:href="Pictures/10000000000004000000030047F5A3E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4-17T09:45:23</meta:creation-date>
    <dc:date>2007-04-17T14:58:20</dc:date>
    <dc:language>ru-RU</dc:language>
    <meta:editing-cycles>2</meta:editing-cycles>
    <meta:editing-duration>PT5H12M58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